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000080" style:font-name="Comic Sans MS"/>
    </style:style>
    <style:style style:name="T2" style:family="text">
      <style:text-properties fo:color="#000080" style:font-name="Comic Sans MS" style:text-underline-style="solid" style:text-underline-width="auto" style:text-underline-color="font-color" fo:font-weight="bold"/>
    </style:style>
    <style:style style:name="T3" style:family="text">
      <style:text-properties fo:color="#000080" style:font-name="Comic Sans MS" fo:font-weight="bold"/>
    </style:style>
    <style:style style:name="T4" style:family="text">
      <style:text-properties style:font-name="Comic Sans M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ochet or Knit a Dishcloth</text:p>
      <text:p text:style-name="Standard">Crystal Miller</text:p>
      <text:p text:style-name="Standard"><text:line-break/><text:line-break/>Are you looking for an easy crochet or knit project? Then making dishcloths might just be the answer for you. I have crocheted several of them and knit a couple too. I have been crocheting for years and only recently have gotten more serious about learning how to knit and I find this to be an easy project that gives me a lot of good practice.<text:line-break/><text:line-break/>To make them you will need cotton yarn. I buy the brand but I know there are other brands available. One little skein typically makes one washcloth. I have found the selection of yarn at my local Walmart to be rather limited so I have started ordering my yarn online. My favorite online resource for yarn has been The Knitting Warehouse. Their prices are reasonable, shipping is reasonable and quick. <text:line-break/><text:line-break/></text:p>
      <text:p text:style-name="Standard">If you need a few patterns to get you started here are a few links:<text:line-break/></text:p>
      <text:p text:style-name="Standard">Crochet Patterns<text:line-break/>Robbyn's Super Simple Practically Foolproof Dishcloth <text:a xlink:type="simple" xlink:href="http://snider.mardox.com/dishclth.htm" text:style-name="Internet_20_link" text:visited-style-name="Visited_20_Internet_20_Link">http://snider.mardox.com/dishclth.htm</text:a> <text:line-break/><text:line-break/>Around the Crochet Table (lots of patterns) <text:a xlink:type="simple" xlink:href="http://www.kaleidesigns.com/crochet/patterns/dishcloths.html" text:style-name="Internet_20_link" text:visited-style-name="Visited_20_Internet_20_Link">http://www.kaleidesigns.com/crochet/patterns/dishcloths.html</text:a> <text:line-break/><text:line-break/>Crochet Pattern Central (lots more patterns! :) ) <text:a xlink:type="simple" xlink:href="http://www.crochetpatterncentral.com/directory/dishcloths.php" text:style-name="Internet_20_link" text:visited-style-name="Visited_20_Internet_20_Link">http://www.crochetpatterncentral.com/directory/dishcloths.php</text:a> <text:line-break/><text:line-break/>Knit Patterns<text:line-break/>Basic Knitted Dishcloth Pattern (this is the one I have made) <text:a xlink:type="simple" xlink:href="http://www.allfreecrafts.com/knitting/dishcloth.shtml" text:style-name="Internet_20_link" text:visited-style-name="Visited_20_Internet_20_Link">http://www.allfreecrafts.com/knitting/dishcloth.shtml</text:a> <text:s/><text:line-break/><text:line-break/>Knitting Pattern Central <text:a xlink:type="simple" xlink:href="http://www.knittingpatterncentral.com/directory/dishcloths.php" text:style-name="Internet_20_link" text:visited-style-name="Visited_20_Internet_20_Link">http://www.knittingpatterncentral.com/directory/dishcloths.php</text:a> <text:line-break/><text:line-break/>Knit Dishcloth Patterns <text:a xlink:type="simple" xlink:href="http://www.geocities.com/love2knit_dishcloths/DishclothIndex.html" text:style-name="Internet_20_link" text:visited-style-name="Visited_20_Internet_20_Link">http://www.geocities.com/love2knit_dishcloths/DishclothIndex.html</text:a> <text:line-break/><text:line-break/>Are you in need of a few crochet or knit lessons to get you started? Try these websites:<text:line-break/><text:line-break/>Basic Knit Instructions: <text:a xlink:type="simple" xlink:href="http://www.learntoknit.com/instructions_kn.php3" text:style-name="Internet_20_link" text:visited-style-name="Visited_20_Internet_20_Link">http://www.learntoknit.com/instructions_kn.php3</text:a> <text:line-break/><text:line-break/>Basic Crochet Instructions: <text:a xlink:type="simple" xlink:href="http://www.learntoknit.com/instructions_cr.php3" text:style-name="Internet_20_link" text:visited-style-name="Visited_20_Internet_20_Link">http://www.learntoknit.com/instructions_cr.php3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7T09:24:03.69</dc:date>
    <dc:creator>Crystal Miller</dc:creator>
    <meta:editing-duration>PT1H42M2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5" meta:word-count="232" meta:character-count="1748"/>
  </office:meta>
</office:document-meta>
</file>